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Droid Sans Mono" svg:font-family="''Droid Sans Mono', monospace, monospace, 'Droid Sans Fallback', Cousine, ',', 'Droid Sans Mono', ',', monospace, ', monospace,', 'Droid Sans Fallback', 'font-weight: normal', 'font-size: 12px', 'line-height: 16px', 'white-space: pre'"/>
    <style:font-face style:name="JetBrains Mono" svg:font-family="'JetBrains Mono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12a4" officeooo:paragraph-rsid="001312a4"/>
    </style:style>
    <style:style style:name="P2" style:family="paragraph" style:parent-style-name="Standard">
      <style:text-properties officeooo:rsid="001312a4" officeooo:paragraph-rsid="00144ae1"/>
    </style:style>
    <style:style style:name="P3" style:family="paragraph" style:parent-style-name="Standard">
      <style:text-properties officeooo:rsid="001312a4" officeooo:paragraph-rsid="0014b7d7"/>
    </style:style>
    <style:style style:name="P4" style:family="paragraph" style:parent-style-name="Standard">
      <style:text-properties officeooo:rsid="001312a4" officeooo:paragraph-rsid="0014bf09"/>
    </style:style>
    <style:style style:name="P5" style:family="paragraph" style:parent-style-name="Standard">
      <style:text-properties officeooo:rsid="001312a4" officeooo:paragraph-rsid="0017fce8"/>
    </style:style>
    <style:style style:name="P6" style:family="paragraph" style:parent-style-name="Standard">
      <style:text-properties officeooo:paragraph-rsid="001442df"/>
    </style:style>
    <style:style style:name="P7" style:family="paragraph" style:parent-style-name="Standard">
      <style:text-properties officeooo:paragraph-rsid="00144ae1"/>
    </style:style>
    <style:style style:name="P8" style:family="paragraph" style:parent-style-name="Standard">
      <style:text-properties fo:color="#000000" officeooo:rsid="00144ae1" officeooo:paragraph-rsid="00144ae1"/>
    </style:style>
    <style:style style:name="P9" style:family="paragraph" style:parent-style-name="Standard">
      <style:text-properties fo:color="#000000" officeooo:rsid="00144ae1" officeooo:paragraph-rsid="0014b7d7"/>
    </style:style>
    <style:style style:name="P10" style:family="paragraph" style:parent-style-name="Standard">
      <style:text-properties fo:color="#000000" officeooo:rsid="00144ae1" officeooo:paragraph-rsid="0015f1ad"/>
    </style:style>
    <style:style style:name="P11" style:family="paragraph" style:parent-style-name="Standard">
      <style:text-properties fo:color="#000000" officeooo:rsid="00144ae1" officeooo:paragraph-rsid="00163576"/>
    </style:style>
    <style:style style:name="P12" style:family="paragraph" style:parent-style-name="Standard">
      <style:text-properties fo:color="#000000" officeooo:rsid="00144ae1" officeooo:paragraph-rsid="0017fce8"/>
    </style:style>
    <style:style style:name="P13" style:family="paragraph" style:parent-style-name="Standard">
      <style:text-properties fo:color="#000000" officeooo:paragraph-rsid="0014b7d7"/>
    </style:style>
    <style:style style:name="P14" style:family="paragraph" style:parent-style-name="Standard">
      <style:text-properties fo:color="#000000" officeooo:paragraph-rsid="00163576"/>
    </style:style>
    <style:style style:name="P15" style:family="paragraph" style:parent-style-name="Standard">
      <style:text-properties fo:color="#000000" officeooo:paragraph-rsid="0017fce8"/>
    </style:style>
    <style:style style:name="P16" style:family="paragraph" style:parent-style-name="Standard">
      <style:text-properties fo:color="#000000" officeooo:rsid="00184442" officeooo:paragraph-rsid="00184442"/>
    </style:style>
    <style:style style:name="P17" style:family="paragraph" style:parent-style-name="Standard">
      <style:text-properties fo:color="#000000" style:font-name="'Droid Sans Mono" fo:font-size="10pt" fo:background-color="#fffffe" style:font-size-asian="10pt" style:font-size-complex="10pt"/>
    </style:style>
    <style:style style:name="P18" style:family="paragraph" style:parent-style-name="Standard" style:list-style-name="L3">
      <style:text-properties fo:color="#000000" style:font-name="'Droid Sans Mono" fo:font-size="10pt" officeooo:paragraph-rsid="00184442" fo:background-color="#fffffe" style:font-size-asian="10pt" style:font-size-complex="10pt"/>
    </style:style>
    <style:style style:name="P19" style:family="paragraph" style:parent-style-name="Standard">
      <style:text-properties fo:color="#000000" style:font-name="'Droid Sans Mono" fo:font-size="10pt" officeooo:paragraph-rsid="00184442" fo:background-color="#fffffe" style:font-size-asian="10pt" style:font-size-complex="10pt"/>
    </style:style>
    <style:style style:name="P20" style:family="paragraph" style:parent-style-name="Standard">
      <style:text-properties fo:color="#000000" style:font-name="'Droid Sans Mono" fo:font-size="10pt" officeooo:rsid="00184442" officeooo:paragraph-rsid="00184442" fo:background-color="#fffffe" style:font-size-asian="10pt" style:font-size-complex="10pt"/>
    </style:style>
    <style:style style:name="P21" style:family="paragraph" style:parent-style-name="Standard">
      <style:text-properties fo:color="#000000" style:font-name="'Droid Sans Mono" fo:font-size="10pt" officeooo:paragraph-rsid="0018e19d" fo:background-color="#fffffe" style:font-size-asian="10pt" style:font-size-complex="10pt"/>
    </style:style>
    <style:style style:name="P22" style:family="paragraph" style:parent-style-name="Standard">
      <style:text-properties fo:color="#000000" fo:font-size="10pt" officeooo:rsid="00184442" officeooo:paragraph-rsid="00184442" style:font-size-asian="10pt" style:font-size-complex="10pt"/>
    </style:style>
    <style:style style:name="P23" style:family="paragraph" style:parent-style-name="Standard" style:list-style-name="L3">
      <style:text-properties fo:color="#000000" fo:font-size="10pt" officeooo:rsid="00184442" officeooo:paragraph-rsid="00184442" style:font-size-asian="10pt" style:font-size-complex="10pt"/>
    </style:style>
    <style:style style:name="P24" style:family="paragraph" style:parent-style-name="Standard" style:list-style-name="L3">
      <style:text-properties fo:color="#000000" fo:font-size="10pt" officeooo:rsid="00184442" officeooo:paragraph-rsid="0018e19d" style:font-size-asian="10pt" style:font-size-complex="10pt"/>
    </style:style>
    <style:style style:name="P25" style:family="paragraph" style:parent-style-name="Standard">
      <style:text-properties fo:color="#000000" fo:font-size="10pt" officeooo:rsid="00184442" officeooo:paragraph-rsid="0018e19d" style:font-size-asian="10pt" style:font-size-complex="10pt"/>
    </style:style>
    <style:style style:name="P26" style:family="paragraph" style:parent-style-name="Standard">
      <style:text-properties fo:color="#000000" fo:font-size="10pt" officeooo:paragraph-rsid="00184442" style:font-size-asian="10pt" style:font-size-complex="10pt"/>
    </style:style>
    <style:style style:name="P27" style:family="paragraph" style:parent-style-name="Standard">
      <style:text-properties fo:color="#000000" fo:font-size="10pt" officeooo:rsid="0018e19d" officeooo:paragraph-rsid="0018e19d" style:font-size-asian="10pt" style:font-size-complex="10pt"/>
    </style:style>
    <style:style style:name="P28" style:family="paragraph" style:parent-style-name="Standard">
      <style:text-properties fo:color="#000000" fo:font-size="10pt" officeooo:rsid="001a8002" officeooo:paragraph-rsid="001a8002" style:font-size-asian="10pt" style:font-size-complex="10pt"/>
    </style:style>
    <style:style style:name="P29" style:family="paragraph" style:parent-style-name="Standard">
      <style:text-properties officeooo:paragraph-rsid="0014b7d7"/>
    </style:style>
    <style:style style:name="P30" style:family="paragraph" style:parent-style-name="Standard">
      <style:text-properties officeooo:paragraph-rsid="0015f1ad"/>
    </style:style>
    <style:style style:name="P31" style:family="paragraph" style:parent-style-name="Standard">
      <style:text-properties officeooo:paragraph-rsid="00163576"/>
    </style:style>
    <style:style style:name="P32" style:family="paragraph" style:parent-style-name="Standard">
      <style:text-properties officeooo:paragraph-rsid="0017fce8"/>
    </style:style>
    <style:style style:name="P33" style:family="paragraph" style:parent-style-name="Standard">
      <style:text-properties officeooo:rsid="00184442" officeooo:paragraph-rsid="00184442"/>
    </style:style>
    <style:style style:name="P34" style:family="paragraph" style:parent-style-name="Standard">
      <style:text-properties fo:font-size="10pt" style:font-size-asian="10pt" style:font-size-complex="10pt"/>
    </style:style>
    <style:style style:name="P35" style:family="paragraph" style:parent-style-name="Standard" style:list-style-name="L3">
      <style:text-properties fo:font-size="10pt" officeooo:paragraph-rsid="00184442" style:font-size-asian="10pt" style:font-size-complex="10pt"/>
    </style:style>
    <style:style style:name="P36" style:family="paragraph" style:parent-style-name="Standard">
      <style:text-properties fo:font-size="10pt" officeooo:paragraph-rsid="00184442" style:font-size-asian="10pt" style:font-size-complex="10pt"/>
    </style:style>
    <style:style style:name="P37" style:family="paragraph" style:parent-style-name="Preformatted_20_Text">
      <style:text-properties fo:color="#ffc66d" style:font-name="JetBrains Mono" officeooo:paragraph-rsid="001312a4"/>
    </style:style>
    <style:style style:name="P38" style:family="paragraph" style:parent-style-name="Preformatted_20_Text">
      <style:text-properties fo:color="#ffc66d" style:font-name="JetBrains Mono" officeooo:paragraph-rsid="0014b7d7"/>
    </style:style>
    <style:style style:name="P39" style:family="paragraph">
      <loext:graphic-properties draw:fill="none"/>
    </style:style>
    <style:style style:name="T1" style:family="text">
      <style:text-properties officeooo:rsid="001312a4"/>
    </style:style>
    <style:style style:name="T2" style:family="text">
      <style:text-properties fo:color="#00a65d" style:font-name="JetBrains Mono" fo:font-size="10pt" style:font-size-asian="10pt" style:font-size-complex="10pt"/>
    </style:style>
    <style:style style:name="T3" style:family="text">
      <style:text-properties fo:color="#00a65d" style:font-name="JetBrains Mono" fo:font-size="10pt" officeooo:rsid="001312a4" style:font-size-asian="10pt" style:font-size-complex="10pt"/>
    </style:style>
    <style:style style:name="T4" style:family="text">
      <style:text-properties fo:color="#00a65d" style:font-name="JetBrains Mono" fo:font-size="10pt" officeooo:rsid="0014b7d7" style:font-size-asian="10pt" style:font-size-complex="10pt"/>
    </style:style>
    <style:style style:name="T5" style:family="text">
      <style:text-properties fo:color="#00a65d" style:font-name="JetBrains Mono" fo:font-size="10pt" officeooo:rsid="0015f1ad" style:font-size-asian="10pt" style:font-size-complex="10pt"/>
    </style:style>
    <style:style style:name="T6" style:family="text">
      <style:text-properties fo:color="#00a65d" style:font-name="JetBrains Mono" fo:font-size="10pt" officeooo:rsid="00144ae1" style:font-size-asian="10pt" style:font-size-complex="10pt"/>
    </style:style>
    <style:style style:name="T7" style:family="text">
      <style:text-properties fo:color="#00a65d" style:font-name="JetBrains Mono" fo:font-size="10pt" officeooo:rsid="00163576" style:font-size-asian="10pt" style:font-size-complex="10pt"/>
    </style:style>
    <style:style style:name="T8" style:family="text">
      <style:text-properties fo:color="#00a65d" style:font-name="JetBrains Mono" officeooo:rsid="001312a4"/>
    </style:style>
    <style:style style:name="T9" style:family="text">
      <style:text-properties fo:color="#00a65d" style:font-name="JetBrains Mono" officeooo:rsid="001312a4" fo:background-color="#fffffe" loext:char-shading-value="0"/>
    </style:style>
    <style:style style:name="T10" style:family="text">
      <style:text-properties fo:color="#00a65d" style:font-name="JetBrains Mono" officeooo:rsid="0018e19d"/>
    </style:style>
    <style:style style:name="T11" style:family="text">
      <style:text-properties officeooo:rsid="00144ae1"/>
    </style:style>
    <style:style style:name="T12" style:family="text">
      <style:text-properties style:font-name="JetBrains Mono"/>
    </style:style>
    <style:style style:name="T13" style:family="text">
      <style:text-properties style:font-name="JetBrains Mono" fo:font-size="10pt" style:font-size-asian="10pt" style:font-size-complex="10pt"/>
    </style:style>
    <style:style style:name="T14" style:family="text">
      <style:text-properties style:font-name="JetBrains Mono" fo:font-size="10pt" officeooo:rsid="0014b7d7" style:font-size-asian="10pt" style:font-size-complex="10pt"/>
    </style:style>
    <style:style style:name="T15" style:family="text">
      <style:text-properties style:font-name="JetBrains Mono" fo:font-size="10pt" officeooo:rsid="00144ae1" style:font-size-asian="10pt" style:font-size-complex="10pt"/>
    </style:style>
    <style:style style:name="T16" style:family="text">
      <style:text-properties style:font-name="JetBrains Mono" fo:font-size="10pt" officeooo:rsid="0015f1ad" style:font-size-asian="10pt" style:font-size-complex="10pt"/>
    </style:style>
    <style:style style:name="T17" style:family="text">
      <style:text-properties style:font-name="JetBrains Mono" fo:font-size="10pt" officeooo:rsid="001312a4" style:font-size-asian="10pt" style:font-size-complex="10pt"/>
    </style:style>
    <style:style style:name="T18" style:family="text">
      <style:text-properties style:font-name="JetBrains Mono" fo:font-size="10pt" officeooo:rsid="00163576" style:font-size-asian="10pt" style:font-size-complex="10pt"/>
    </style:style>
    <style:style style:name="T19" style:family="text">
      <style:text-properties style:font-name="JetBrains Mono" fo:font-size="10pt" officeooo:rsid="0017fce8" style:font-size-asian="10pt" style:font-size-complex="10pt"/>
    </style:style>
    <style:style style:name="T20" style:family="text">
      <style:text-properties style:font-name="JetBrains Mono" officeooo:rsid="0018e19d"/>
    </style:style>
    <style:style style:name="T21" style:family="text">
      <style:text-properties style:font-name="JetBrains Mono" officeooo:rsid="001312a4"/>
    </style:style>
    <style:style style:name="T22" style:family="text">
      <style:text-properties style:font-name="JetBrains Mono" officeooo:rsid="001312a4" fo:background-color="#fffffe" loext:char-shading-value="0"/>
    </style:style>
    <style:style style:name="T23" style:family="text">
      <style:text-properties fo:color="#000000" style:font-name="'Droid Sans Mono" fo:background-color="#fffffe" loext:char-shading-value="0"/>
    </style:style>
    <style:style style:name="T24" style:family="text">
      <style:text-properties officeooo:rsid="0014b7d7"/>
    </style:style>
    <style:style style:name="T25" style:family="text">
      <style:text-properties officeooo:rsid="0017fce8"/>
    </style:style>
    <style:style style:name="T26" style:family="text">
      <style:text-properties officeooo:rsid="00184442"/>
    </style:style>
    <style:style style:name="T27" style:family="text">
      <style:text-properties fo:color="#a31515"/>
    </style:style>
    <style:style style:name="T28" style:family="text">
      <style:text-properties fo:color="#0451a5"/>
    </style:style>
    <style:style style:name="T29" style:family="text">
      <style:text-properties fo:color="#0451a5" officeooo:rsid="00184442"/>
    </style:style>
    <style:style style:name="T30" style:family="text">
      <style:text-properties fo:color="#0451a5" officeooo:rsid="0018e19d"/>
    </style:style>
    <style:style style:name="T31" style:family="text">
      <style:text-properties fo:color="#098658"/>
    </style:style>
    <style:style style:name="T32" style:family="text">
      <style:text-properties fo:color="#098658" officeooo:rsid="00184442"/>
    </style:style>
    <style:style style:name="T33" style:family="text">
      <style:text-properties fo:color="#098658" officeooo:rsid="0018e19d"/>
    </style:style>
    <style:style style:name="T34" style:family="text">
      <style:text-properties officeooo:rsid="0018e19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none" draw:textarea-horizontal-align="justify" draw:textarea-vertical-align="middle" draw:auto-grow-height="false" fo:min-height="5.027cm" fo:min-width="16.6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textarea-horizontal-align="justify" draw:textarea-vertical-align="middle" draw:auto-grow-height="false" fo:min-height="6.452cm" fo:min-width="16.6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none" draw:textarea-horizontal-align="justify" draw:textarea-vertical-align="middle" draw:auto-grow-height="false" fo:min-height="15.416cm" fo:min-width="16.6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none" draw:textarea-horizontal-align="justify" draw:textarea-vertical-align="middle" draw:auto-grow-height="false" fo:min-height="7.299cm" fo:min-width="16.6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none" draw:textarea-horizontal-align="justify" draw:textarea-vertical-align="middle" draw:auto-grow-height="false" fo:min-height="5.004cm" fo:min-width="16.6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none" draw:textarea-horizontal-align="justify" draw:textarea-vertical-align="middle" draw:auto-grow-height="false" fo:min-height="20.796cm" fo:min-width="17.3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="none" draw:textarea-horizontal-align="justify" draw:textarea-vertical-align="middle" draw:auto-grow-height="false" fo:min-height="12.776cm" fo:min-width="17.3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="none" draw:textarea-horizontal-align="justify" draw:textarea-vertical-align="middle" draw:auto-grow-height="false" fo:min-height="1.773cm" fo:min-width="17.27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Autor : Vitor Sidnei Rocha.</text:p>
      <text:p text:style-name="P33">Data: 14/ 08 / 2020.</text:p>
      <text:p text:style-name="P33"/>
      <text:p text:style-name="P33">Documentação dos métodos mais importantes.</text:p>
      <text:p text:style-name="P1"/>
      <text:p text:style-name="P1"><draw:custom-shape text:anchor-type="paragraph" draw:z-index="0" draw:name="Forma1" draw:style-name="gr1" draw:text-style-name="P39" svg:width="16.696cm" svg:height="5.028cm" svg:x="-0.298cm" svg:y="0.266cm"><text:p/><draw:enhanced-geometry svg:viewBox="0 0 21600 21600" draw:type="rectangle" draw:enhanced-path="M 0 0 L 21600 0 21600 21600 0 21600 0 0 Z N"/></draw:custom-shape></text:p>
      <text:p text:style-name="P1">Classe : ClienteMecanica</text:p>
      <text:p text:style-name="P1"/>
      <text:p text:style-name="P1">Api: ClienteMecanicaApi</text:p>
      <text:p text:style-name="P1"/>
      <text:p text:style-name="P1">Service: ClienteMecanicaApiService</text:p>
      <text:p text:style-name="P1"/>
      <text:p text:style-name="P6"><text:span text:style-name="T1">Métodos : </text:span><text:span text:style-name="T3">salvarCliente, </text:span><text:span text:style-name="T2">listarCliente, buscarCliente</text:span></text:p>
      <text:p text:style-name="P6"><text:span text:style-name="T2"/></text:p>
      <text:p text:style-name="P8"><text:span text:style-name="T13">Descrição: </text:span><text:span text:style-name="T19">CRUD SIMPLES</text:span></text:p>
      <text:p text:style-name="P6"><text:span text:style-name="T2"/></text:p>
      <text:p text:style-name="P6"><text:span text:style-name="T2"/></text:p>
      <text:p text:style-name="P37"/>
      <text:p text:style-name="P2"><draw:custom-shape text:anchor-type="paragraph" draw:z-index="1" draw:name="Forma1" draw:style-name="gr2" draw:text-style-name="P39" svg:width="16.696cm" svg:height="6.453cm" svg:x="-0.298cm" svg:y="0.266cm"><text:p/><draw:enhanced-geometry svg:viewBox="0 0 21600 21600" draw:type="rectangle" draw:enhanced-path="M 0 0 L 21600 0 21600 21600 0 21600 0 0 Z N"/></draw:custom-shape></text:p>
      <text:p text:style-name="P2">Classe : <text:span text:style-name="T11">Funcionario</text:span></text:p>
      <text:p text:style-name="P2"/>
      <text:p text:style-name="P2">Api: <text:span text:style-name="T11">FuncionarioApi</text:span></text:p>
      <text:p text:style-name="P2"/>
      <text:p text:style-name="P2">Service: <text:span text:style-name="T11">FuncionarioService</text:span></text:p>
      <text:p text:style-name="P2"/>
      <text:p text:style-name="P7"><text:span text:style-name="T1">Métodos : </text:span><text:span text:style-name="T3">salvarFuncionario, listarFuncionario</text:span><text:span text:style-name="T2">, buscarCliente, listarDiasTrabalhadosFuncionaroOS</text:span></text:p>
      <text:p text:style-name="P7"><text:span text:style-name="T2"/></text:p>
      <text:p text:style-name="P8"><text:span text:style-name="T13">Descrição da Classe: CRUD de Funcionarios, pode ser mecânico ou não</text:span></text:p>
      <text:p text:style-name="P9"><text:span text:style-name="T13"/></text:p>
      <text:p text:style-name="P9"><text:span text:style-name="T13">Descrição do </text:span><text:span text:style-name="T14">método</text:span><text:span text:style-name="T13"> </text:span><text:span text:style-name="T2">listarDiasTrabalhadosFuncionaroOS : </text:span><text:span text:style-name="T4">Serve para listar tudo que o funcionário fez até o momento e também a ordem de serviço que esta associada.</text:span><text:span text:style-name="T2"> </text:span></text:p>
      <text:p text:style-name="P9"><text:span text:style-name="T2"/></text:p>
      <text:p text:style-name="P7"><text:span text:style-name="T2"/></text:p>
      <text:p text:style-name="P7"><text:span text:style-name="T2"/></text:p>
      <text:p text:style-name="P3"><draw:custom-shape text:anchor-type="paragraph" draw:z-index="3" draw:name="Forma1" draw:style-name="gr4" draw:text-style-name="P39" svg:width="16.696cm" svg:height="7.3cm" svg:x="-0.298cm" svg:y="0.266cm"><text:p/><draw:enhanced-geometry svg:viewBox="0 0 21600 21600" draw:type="rectangle" draw:enhanced-path="M 0 0 L 21600 0 21600 21600 0 21600 0 0 Z N"/></draw:custom-shape></text:p>
      <text:p text:style-name="P3">Classe : <text:span text:style-name="T24">Orcamento</text:span></text:p>
      <text:p text:style-name="P3"/>
      <text:p text:style-name="P3">Api: <text:span text:style-name="T24">OrcamentoApi</text:span></text:p>
      <text:p text:style-name="P3"/>
      <text:p text:style-name="P3">Service: <text:span text:style-name="T24">OrcamentoService</text:span></text:p>
      <text:p text:style-name="P3"/>
      <text:p text:style-name="P29"><text:span text:style-name="T1">Métodos : </text:span><text:span text:style-name="T2">criarOrcamento</text:span></text:p>
      <text:p text:style-name="P29"><text:span text:style-name="T2"/></text:p>
      <text:p text:style-name="P9"><text:span text:style-name="T13">Descrição da Classe: </text:span><text:span text:style-name="T14">faz o orçamento para o cliente passando os problemas encontrados, peças necessárias para troca, custo das peças, custo da mão de Obra e tempo estimado em dias para a conclusão do serviço.</text:span></text:p>
      <text:p text:style-name="P9"><text:span text:style-name="T14"/></text:p>
      <text:p text:style-name="P13"><text:span text:style-name="T15">Descrição do </text:span><text:span text:style-name="T14">método</text:span><text:span text:style-name="T15"> </text:span><text:span text:style-name="T2">criarOrcamento: </text:span><text:span text:style-name="T14">Realiza a criação do Or</text:span><text:span text:style-name="T16">ç</text:span><text:span text:style-name="T14">amento, calcula o total de </text:span></text:p>
      <text:p text:style-name="P13"><text:span text:style-name="T14">custo de peças, total de custo de mão de obra e o dia estimado para conclusão do serviço.</text:span></text:p>
      <text:p text:style-name="P9"><text:span text:style-name="T2"><text:s/>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oft-page-break/><text:span text:style-name="T2"/></text:p>
      <text:p text:style-name="P3"><draw:custom-shape text:anchor-type="paragraph" draw:z-index="2" draw:name="Forma1" draw:style-name="gr3" draw:text-style-name="P39" svg:width="16.696cm" svg:height="15.417cm" svg:x="-0.298cm" svg:y="0.266cm"><text:p/><draw:enhanced-geometry svg:viewBox="0 0 21600 21600" draw:type="rectangle" draw:enhanced-path="M 0 0 L 21600 0 21600 21600 0 21600 0 0 Z N"/></draw:custom-shape></text:p>
      <text:p text:style-name="P3">Classe : <text:span text:style-name="T24">OrdemServico</text:span></text:p>
      <text:p text:style-name="P3"/>
      <text:p text:style-name="P3">Api: <text:span text:style-name="T24">OrdemServicoApi</text:span></text:p>
      <text:p text:style-name="P3"/>
      <text:p text:style-name="P3">Service: <text:span text:style-name="T24">OrdemServicoService</text:span></text:p>
      <text:p text:style-name="P3"/>
      <text:p text:style-name="P31"><text:span text:style-name="T1">Métodos : </text:span><text:span text:style-name="T3">criarOs, calcularDiasEntreDatas</text:span><text:span text:style-name="T2">, finalizarOS, registrarTarefaDia, buscarOrdemServicoPorFuncionario, registroBuscaVeiculo</text:span></text:p>
      <text:p text:style-name="P30"><text:span text:style-name="T2"/></text:p>
      <text:p text:style-name="P29"><text:span text:style-name="T2"/></text:p>
      <text:p text:style-name="P9"><text:span text:style-name="T13">Descrição da Classe: </text:span><text:span text:style-name="T16">Gera a ordem de serviço a partir do orçamento.</text:span></text:p>
      <text:p text:style-name="P14"><text:span text:style-name="T15"/></text:p>
      <text:p text:style-name="P14"><text:span text:style-name="T15">Descrição do </text:span><text:span text:style-name="T14">método</text:span><text:span text:style-name="T15"> </text:span><text:span text:style-name="T3">criarOs</text:span><text:span text:style-name="T6"> : </text:span><text:span text:style-name="T16">Verifica se existe um orçamento e preenche a data </text:span></text:p>
      <text:p text:style-name="P14"><text:span text:style-name="T16">inicio(data atual) e data fim (data estimada para termino do serviço). </text:span></text:p>
      <text:p text:style-name="P14"><text:span text:style-name="T16">Para gerar a data fim e passado a data inicio e usado um </text:span><text:span text:style-name="T18">método</text:span><text:span text:style-name="T16"> ‘plusDays’ </text:span><text:span text:style-name="T18">que soma um inteiro na quantidade de dias da data, assim gerando a data fim. Este inteiro é a soma de</text:span></text:p>
      <text:p text:style-name="P14"><text:span text:style-name="T18">todas as estimativas de dias para resolução dos problemas que estão listado no orçamento</text:span><text:span text:style-name="T7">.</text:span></text:p>
      <text:p text:style-name="P14"><text:span text:style-name="T7"/></text:p>
      <text:p text:style-name="P14"><text:span text:style-name="T15">Descrição do </text:span><text:span text:style-name="T14">método <text:s/></text:span><text:span text:style-name="T3">calcularDiasEntreDatas</text:span><text:span text:style-name="T17">: </text:span><text:span text:style-name="T18">faz o calculo entre a data de fim e data de conclusão do serviço, serve para estimar produtividade do funcionário <text:s/>&lt; 0 atraso, acima </text:span></text:p>
      <text:p text:style-name="P14"><text:span text:style-name="T18">de &gt;0 <text:s/>eficiente, =0 data prevista.</text:span></text:p>
      <text:p text:style-name="P14"><text:span text:style-name="T18"/></text:p>
      <text:p text:style-name="P14"><text:span text:style-name="T15">Descrição do </text:span><text:span text:style-name="T14">método <text:s/></text:span><text:span text:style-name="T4">finalizarOS: </text:span><text:span text:style-name="T18">Quando o serviço é concluído, basta chamar este método passando o id da o.s para que possa ser <text:s/>fechada a o.s.</text:span></text:p>
      <text:p text:style-name="P10"><text:span text:style-name="T5"/></text:p>
      <text:p text:style-name="P11"><text:span text:style-name="T13">Descrição do </text:span><text:span text:style-name="T14">método <text:s/></text:span><text:span text:style-name="T4">registrarTarefaDia</text:span><text:span text:style-name="T14">: </text:span><text:span text:style-name="T18">Serve para registrar oque o funcionário fez </text:span></text:p>
      <text:p text:style-name="P11"><text:span text:style-name="T18">durante o dia.</text:span></text:p>
      <text:p text:style-name="P29"><text:span text:style-name="T2"/></text:p>
      <text:p text:style-name="P12"><text:span text:style-name="T13">Descrição do </text:span><text:span text:style-name="T14">método </text:span><text:span text:style-name="T4">buscarOrdemServicoPorFuncionario: </text:span><text:span text:style-name="T19">Realiza a busca de todas ordens </text:span></text:p>
      <text:p text:style-name="P12"><text:span text:style-name="T19">de serviço que estão associadas ao funcionário.</text:span></text:p>
      <text:p text:style-name="P38"><text:span text:style-name="T2"/></text:p>
      <text:p text:style-name="P12"><text:span text:style-name="T13">Descrição do </text:span><text:span text:style-name="T14">método </text:span><text:span text:style-name="T4">registroBuscaVeiculo: </text:span><text:span text:style-name="T19">Registra quando o cliente retirou o carro da </text:span></text:p>
      <text:p text:style-name="P12"><text:span text:style-name="T19">oficina.</text:span></text:p>
      <text:p text:style-name="P1"/>
      <text:p text:style-name="P1"><text:s/></text:p>
      <text:p text:style-name="P1"/>
      <text:p text:style-name="P1"><draw:custom-shape text:anchor-type="paragraph" draw:z-index="4" draw:name="Forma1" draw:style-name="gr5" draw:text-style-name="P39" svg:width="16.696cm" svg:height="5.005cm" svg:x="-0.298cm" svg:y="0.286cm"><text:p/><draw:enhanced-geometry svg:viewBox="0 0 21600 21600" draw:type="rectangle" draw:enhanced-path="M 0 0 L 21600 0 21600 21600 0 21600 0 0 Z N"/></draw:custom-shape></text:p>
      <text:p text:style-name="P5">Classe : <text:span text:style-name="T25">Veiculo</text:span></text:p>
      <text:p text:style-name="P5"/>
      <text:p text:style-name="P5">Api: <text:span text:style-name="T25">VeiculoApi</text:span></text:p>
      <text:p text:style-name="P5"/>
      <text:p text:style-name="P5">Service: <text:span text:style-name="T25">VeiculoService</text:span></text:p>
      <text:p text:style-name="P5"/>
      <text:p text:style-name="P32"><text:span text:style-name="T1">Métodos : </text:span><text:span text:style-name="T2">addNovoVeiculo</text:span><text:span text:style-name="T3">, buscarveiculo.</text:span></text:p>
      <text:p text:style-name="P32"><text:span text:style-name="T3"/></text:p>
      <text:p text:style-name="P15"><text:span text:style-name="T15">Descrição do </text:span><text:span text:style-name="T19">Classe: CRUD SIMPLES.</text:span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6"><text:span text:style-name="T19"/></text:p>
      <text:p text:style-name="P16"><text:span text:style-name="T19"/></text:p>
      <text:p text:style-name="P16"><text:span text:style-name="T19"/></text:p>
      <text:p text:style-name="P16"><text:span text:style-name="T19"/></text:p>
      <text:p text:style-name="P16"><text:span text:style-name="T19"/></text:p>
      <text:p text:style-name="P16"><draw:custom-shape text:anchor-type="paragraph" draw:z-index="5" draw:name="Forma2" draw:style-name="gr6" draw:text-style-name="P39" svg:width="17.305cm" svg:height="20.797cm" svg:x="-0.219cm" svg:y="0.139cm"><text:p/><draw:enhanced-geometry svg:viewBox="0 0 21600 21600" draw:mirror-horizontal="false" draw:mirror-vertical="false" draw:type="rectangle" draw:enhanced-path="M 0 0 L 21600 0 21600 21600 0 21600 0 0 Z N"/></draw:custom-shape><text:soft-page-break/><text:span text:style-name="T19"/></text:p>
      <text:p text:style-name="P16"><text:span text:style-name="T19">O</text:span><text:span text:style-name="T13">rdem para realizar as requisições </text:span></text:p>
      <text:p text:style-name="P22"><text:span text:style-name="T12"/></text:p>
      <text:list xml:id="list1018735557" text:style-name="L3">
        <text:list-item>
          <text:p text:style-name="P35"><text:span text:style-name="T8">salvarFuncionario</text:span></text:p>
          <text:p text:style-name="P35"><text:span text:style-name="T8"/></text:p>
          <text:p text:style-name="P18"><text:span text:style-name="T21">{</text:span></text:p>
        </text:list-item>
      </text:list>
      <text:p text:style-name="P17"><text:s text:c="13"/><text:tab/>"nome":"String",</text:p>
      <text:p text:style-name="P17"><text:s text:c="12"/><text:tab/> "mecanico":boolean </text:p>
      <text:p text:style-name="P17"><text:s text:c="9"/>}</text:p>
      <text:p text:style-name="P34"><text:span text:style-name="T23"><text:tab/></text:span></text:p>
      <text:list xml:id="list205920868732438" text:continue-numbering="true" text:style-name="L3">
        <text:list-item>
          <text:p text:style-name="P35"><text:span text:style-name="T8">salvarCliente</text:span></text:p>
        </text:list-item>
      </text:list>
      <text:p text:style-name="P26"><text:span text:style-name="T21"/></text:p>
      <text:p text:style-name="P26"><text:span text:style-name="T21"><text:tab/></text:span><text:span text:style-name="T22">{</text:span></text:p>
      <text:p text:style-name="P17"><text:tab/><text:tab/>"nome":<text:span text:style-name="T26">String</text:span>,</text:p>
      <text:p text:style-name="P17"><text:tab/><text:tab/>"telefone":<text:span text:style-name="T26">String</text:span></text:p>
      <text:p text:style-name="P17"><text:tab/>}</text:p>
      <text:p text:style-name="P26"><text:span text:style-name="T21"/></text:p>
      <text:list xml:id="list205921172622874" text:continue-numbering="true" text:style-name="L3">
        <text:list-item>
          <text:p text:style-name="P35"><text:span text:style-name="T8">addNovoVeiculo</text:span></text:p>
        </text:list-item>
      </text:list>
      <text:p text:style-name="P36"><text:span text:style-name="T8"/></text:p>
      <text:p text:style-name="P19"><text:span text:style-name="T21"><text:tab/>{</text:span></text:p>
      <text:p text:style-name="P17"><text:tab/><text:tab/>"marca": <text:span text:style-name="T26">String</text:span>,</text:p>
      <text:p text:style-name="P17"><text:tab/><text:tab/>"modelo": <text:span text:style-name="T26">String</text:span>,</text:p>
      <text:p text:style-name="P17"><text:tab/><text:tab/>"ano": <text:span text:style-name="T26">int</text:span>,</text:p>
      <text:p text:style-name="P17"><text:tab/><text:tab/>"placa": <text:span text:style-name="T26">String</text:span>,</text:p>
      <text:p text:style-name="P17"><text:tab/><text:tab/>"cliente": </text:p>
      <text:p text:style-name="P17"><text:tab/><text:tab/>{</text:p>
      <text:p text:style-name="P17"><text:tab/><text:tab/><text:tab/>"id": <text:span text:style-name="T26">int</text:span></text:p>
      <text:p text:style-name="P17"><text:tab/><text:tab/>}</text:p>
      <text:p text:style-name="P17"><text:tab/>}</text:p>
      <text:p text:style-name="P26"><text:span text:style-name="T21"/></text:p>
      <text:p text:style-name="P36"><text:span text:style-name="T8"/></text:p>
      <text:list xml:id="list205921048982666" text:continue-numbering="true" text:style-name="L3">
        <text:list-item>
          <text:p text:style-name="P23"><text:span text:style-name="T8">criarOrcamento</text:span></text:p>
        </text:list-item>
      </text:list>
      <text:p text:style-name="P22"><text:span text:style-name="T8"/></text:p>
      <text:p text:style-name="P20"><text:span text:style-name="T8"><text:tab/></text:span><text:span text:style-name="T21">{</text:span></text:p>
      <text:p text:style-name="P17"><text:tab/><text:tab/>"funcionario": {</text:p>
      <text:p text:style-name="P17"><text:tab/><text:tab/>"id":<text:span text:style-name="T34">int</text:span></text:p>
      <text:p text:style-name="P17"><text:tab/>},</text:p>
      <text:p text:style-name="P17"><text:tab/><text:tab/>"problemas":[{</text:p>
      <text:p text:style-name="P17"><text:tab/><text:tab/><text:tab/>"descricao":<text:span text:style-name="T34">String</text:span>,</text:p>
      <text:p text:style-name="P17"><text:tab/><text:tab/><text:tab/>"peca":<text:span text:style-name="T34">String</text:span>,</text:p>
      <text:p text:style-name="P17"><text:tab/><text:tab/><text:tab/>"valorMaoDeObra":<text:span text:style-name="T34">BigDecimal</text:span>,</text:p>
      <text:p text:style-name="P21"><text:tab/><text:tab/><text:tab/>"valorPeca":<text:span text:style-name="T34">BigDecima</text:span>,</text:p>
      <text:p text:style-name="P17"><text:tab/><text:tab/><text:tab/>"diasTrabalho": <text:span text:style-name="T34">int</text:span></text:p>
      <text:p text:style-name="P17"><text:tab/><text:tab/>}],</text:p>
      <text:p text:style-name="P17"><text:tab/><text:tab/>"veiculo":{</text:p>
      <text:p text:style-name="P17"><text:tab/><text:tab/><text:tab/>"id":<text:span text:style-name="T34">int</text:span></text:p>
      <text:p text:style-name="P17"><text:tab/><text:tab/>}</text:p>
      <text:p text:style-name="P17"><text:tab/>}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list xml:id="list205920437916697" text:continue-numbering="true" text:style-name="L3">
        <text:list-header>
          <text:p text:style-name="P23"><text:soft-page-break/><text:span text:style-name="T8"/></text:p>
        </text:list-header>
      </text:list>
      <text:p text:style-name="P22"><draw:custom-shape text:anchor-type="paragraph" draw:z-index="6" draw:name="Forma2" draw:style-name="gr7" draw:text-style-name="P39" svg:width="17.305cm" svg:height="12.777cm" svg:x="-0.219cm" svg:y="0.037cm"><text:p/><draw:enhanced-geometry svg:viewBox="0 0 21600 21600" draw:mirror-horizontal="false" draw:mirror-vertical="false" draw:type="rectangle" draw:enhanced-path="M 0 0 L 21600 0 21600 21600 0 21600 0 0 Z N"/></draw:custom-shape><text:span text:style-name="T8"/></text:p>
      <text:list xml:id="list205921378411451" text:continue-numbering="true" text:style-name="L3">
        <text:list-item>
          <text:p text:style-name="P23"><text:span text:style-name="T8">criarOs</text:span></text:p>
        </text:list-item>
      </text:list>
      <text:p text:style-name="P22"><text:span text:style-name="T8"><text:tab/></text:span></text:p>
      <text:p text:style-name="P26"><text:span text:style-name="T9"><text:tab/></text:span><text:span text:style-name="T22">{</text:span></text:p>
      <text:p text:style-name="P17"><text:tab/><text:tab/>"descricao":<text:span text:style-name="T34">String</text:span>,</text:p>
      <text:p text:style-name="P17"><text:tab/><text:tab/>"funcionario":[{</text:p>
      <text:p text:style-name="P17"><text:tab/><text:tab/><text:tab/>"id":<text:span text:style-name="T34">int</text:span></text:p>
      <text:p text:style-name="P17"><text:tab/><text:tab/>}],</text:p>
      <text:p text:style-name="P17"><text:tab/><text:tab/>"orcamento":{</text:p>
      <text:p text:style-name="P17"><text:tab/><text:tab/><text:tab/>"id":<text:span text:style-name="T34">int</text:span></text:p>
      <text:p text:style-name="P17"><text:tab/><text:tab/>}</text:p>
      <text:p text:style-name="P17"><text:tab/>}</text:p>
      <text:p text:style-name="P22"/>
      <text:list xml:id="list205920301020582" text:continue-numbering="true" text:style-name="L3">
        <text:list-item>
          <text:p text:style-name="P23"><text:span text:style-name="T8">registrarTarefaDia</text:span></text:p>
        </text:list-item>
      </text:list>
      <text:p text:style-name="P22"><text:span text:style-name="T21"/></text:p>
      <text:p text:style-name="P26"><text:span text:style-name="T21"><text:tab/></text:span><text:span text:style-name="T22">{</text:span></text:p>
      <text:p text:style-name="P17"><text:tab/><text:tab/>"descricaoDiaTrabalho":<text:span text:style-name="T34">String</text:span>,</text:p>
      <text:p text:style-name="P17"><text:tab/><text:tab/>"ordemServico":{</text:p>
      <text:p text:style-name="P17"><text:tab/><text:tab/><text:tab/>"id":<text:span text:style-name="T34">int</text:span></text:p>
      <text:p text:style-name="P17"><text:tab/><text:tab/>}</text:p>
      <text:p text:style-name="P17"><text:tab/>}</text:p>
      <text:p text:style-name="P22"><text:span text:style-name="T21"/></text:p>
      <text:p text:style-name="P22"><text:span text:style-name="T8"/></text:p>
      <text:list xml:id="list205919768115547" text:continue-numbering="true" text:style-name="L3">
        <text:list-item>
          <text:p text:style-name="P23"><text:span text:style-name="T8">finalizarOS</text:span></text:p>
        </text:list-item>
      </text:list>
      <text:p text:style-name="P22"><text:span text:style-name="T8"/></text:p>
      <text:p text:style-name="P22"><text:span text:style-name="T8"><text:tab/></text:span><text:span text:style-name="T20">Paramento → id = int </text:span></text:p>
      <text:p text:style-name="P22"><text:span text:style-name="T10"/></text:p>
      <text:list xml:id="list205920804720142" text:continue-numbering="true" text:style-name="L3">
        <text:list-item>
          <text:p text:style-name="P24"><text:span text:style-name="T8">registroBuscaVeiculo</text:span></text:p>
          <text:p text:style-name="P24"><text:span text:style-name="T8"/></text:p>
          <text:p text:style-name="P24"><text:span text:style-name="T20">Paramentro → idOS = int</text:span></text:p>
        </text:list-item>
      </text:list>
      <text:p text:style-name="P25"><text:span text:style-name="T20"/></text:p>
      <text:p text:style-name="P25"><text:span text:style-name="T20"/></text:p>
      <text:p text:style-name="P27"><draw:custom-shape text:anchor-type="paragraph" draw:z-index="7" draw:name="Forma3" draw:style-name="gr8" draw:text-style-name="P39" svg:width="17.278cm" svg:height="1.773cm" svg:x="-0.192cm" svg:y="0.002cm"><text:p/><draw:enhanced-geometry svg:viewBox="0 0 21600 21600" draw:type="rectangle" draw:enhanced-path="M 0 0 L 21600 0 21600 21600 0 21600 0 0 Z N"/></draw:custom-shape><text:span text:style-name="T12">Observação:</text:span></text:p>
      <text:p text:style-name="P27"><text:span text:style-name="T12"/></text:p>
      <text:p text:style-name="P28"><text:span text:style-name="T12">Arquivo de nome “TraineeSGsistemaGerenciamentoMecanica.postman_collection” para importar no postman e testar a requisiçõ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Droid Sans Mono" svg:font-family="''Droid Sans Mono', monospace, monospace, 'Droid Sans Fallback', Cousine, ',', 'Droid Sans Mono', ',', monospace, ', monospace,', 'Droid Sans Fallback', 'font-weight: normal', 'font-size: 12px', 'line-height: 16px', 'white-space: pre'"/>
    <style:font-face style:name="JetBrains Mono" svg:font-family="'JetBrains Mono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1312a4" officeooo:paragraph-rsid="0014bf0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erenciamento de Oficina Mecânic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18:33:29.818530561</meta:creation-date>
    <dc:date>2020-08-14T20:59:19.228364326</dc:date>
    <meta:editing-duration>PT18M13S</meta:editing-duration>
    <meta:editing-cycles>1</meta:editing-cycles>
    <meta:document-statistic meta:table-count="0" meta:image-count="0" meta:object-count="0" meta:page-count="4" meta:paragraph-count="110" meta:word-count="479" meta:character-count="3553" meta:non-whitespace-character-count="3041"/>
    <meta:generator>LibreOffice/6.0.7.3$Linux_X86_64 LibreOffice_project/00m0$Build-3</meta:generator>
  </office:meta>
</office:document-meta>
</file>